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cces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Acces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office:value-type="string">
            <text:p>ACCESS</text:p>
          </table:table-cell>
          <table:table-cell office:value-type="string">
            <text:p>GADMIN</text:p>
          </table:table-cell>
          <table:table-cell office:value-type="string">
            <text:p>WEBDESK</text:p>
          </table:table-cell>
          <table:table-cell office:value-type="string">
            <text:p>ADMIN</text:p>
          </table:table-cell>
          <table:table-cell table:number-columns-repeated="252"/>
        </table:table-row>
        <table:table-row table:style-name="ro1">
          <table:table-cell office:value-type="string">
            <text:p>//ACCESS</text:p>
          </table:table-cell>
          <table:table-cell office:value-type="string">
            <text:p>GADMIN</text:p>
          </table:table-cell>
          <table:table-cell office:value-type="string">
            <text:p>WORKSPACE</text:p>
          </table:table-cell>
          <table:table-cell office:value-type="string">
            <text:p>WORKSPACE_MASTER</text:p>
          </table:table-cell>
          <table:table-cell table:number-columns-repeated="252"/>
        </table:table-row>
        <table:table-row table:style-name="ro1">
          <table:table-cell office:value-type="string">
            <text:p>//ACCESS</text:p>
          </table:table-cell>
          <table:table-cell office:value-type="string">
            <text:p>GADMIN</text:p>
          </table:table-cell>
          <table:table-cell office:value-type="string">
            <text:p>WGCAL</text:p>
          </table:table-cell>
          <table:table-cell office:value-type="string">
            <text:p>WGCAL_ADMIN</text:p>
          </table:table-cell>
          <table:table-cell office:value-type="string">
            <text:p>WGCAL_MGR</text:p>
          </table:table-cell>
          <table:table-cell office:value-type="string">
            <text:p>WGCAL_USER</text:p>
          </table:table-cell>
          <table:table-cell table:number-columns-repeated="250"/>
        </table:table-row>
        <table:table-row table:style-name="ro1">
          <table:table-cell office:value-type="string">
            <text:p>//ACCESS</text:p>
          </table:table-cell>
          <table:table-cell office:value-type="string">
            <text:p>GADMIN</text:p>
          </table:table-cell>
          <table:table-cell office:value-type="string">
            <text:p>USERCARD</text:p>
          </table:table-cell>
          <table:table-cell office:value-type="string">
            <text:p>USERCARD_MASTER</text:p>
          </table:table-cell>
          <table:table-cell office:value-type="string">
            <text:p>USERCARD_MANAGER</text:p>
          </table:table-cell>
          <table:table-cell table:number-columns-repeated="251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//ACCESS</text:p>
          </table:table-cell>
          <table:table-cell office:value-type="string">
            <text:p>GDEFAULT</text:p>
          </table:table-cell>
          <table:table-cell office:value-type="string">
            <text:p>WORKSPACE</text:p>
          </table:table-cell>
          <table:table-cell office:value-type="string">
            <text:p>WOKSPACE_USER</text:p>
          </table:table-cell>
          <table:table-cell table:number-columns-repeated="252"/>
        </table:table-row>
        <table:table-row table:style-name="ro1">
          <table:table-cell office:value-type="string">
            <text:p>//ACCESS</text:p>
          </table:table-cell>
          <table:table-cell office:value-type="string">
            <text:p>GDEFAULT</text:p>
          </table:table-cell>
          <table:table-cell office:value-type="string">
            <text:p>WGCAL</text:p>
          </table:table-cell>
          <table:table-cell office:value-type="string">
            <text:p>WGCAL_USER</text:p>
          </table:table-cell>
          <table:table-cell table:number-columns-repeated="252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ess" style:display-name="PageStyle_Acces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euille2" style:display-name="PageStyle_Feuille2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euille3" style:display-name="PageStyle_Feuille3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6-11-20T10:55:37</meta:creation-date>
    <dc:language>fr-FR</dc:language>
    <meta:editing-cycles>3</meta:editing-cycles>
    <meta:editing-duration>PT14S</meta:editing-duration>
    <dc:date>2012-02-24T15:34:57</dc:date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